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M_Coco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get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makeWebContinuation( Continuation k , FOM_WebContinuation parent , int timeToLi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M_Cocoon.popCall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Cocoon.jsFunction_setup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M_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setParameters( Script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lContext.setLastContinuation( FOM_WebContinuation f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M_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AttributeHolderJavaObject( Scriptable scope , Object object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Cocoon.jsFunction_createPage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Aval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getProperties( Class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M_Cocoon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CallContext( CallContext caller , FOM_JavaScriptInterpreter interp , Redirector redirector , ServiceManager manager , Context avalonContext , Logger logger , WebContinuation lastContinu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M_Cocoon.jsGet_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Cocoon.jsFunction_disposeObjec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coon.jsFunction_processPipelineTo( String uri , Object map , Object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coon.jsGet_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Function_redirectTo( String uri , boolean isGlob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Cocoon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pushCallContext( FOM_JavaScriptInterpreter interp , Redirector redirector , ServiceManager manager , Context avalonContext , Logger logger , WebContinuation lastContinu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M_Request.FOM_Request( Scriptable scope ,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Cocoon.jsFunction_createObject( Object class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M_Cocoon.jsFunction_makeWebContinuation( Object k , Object tt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Cocoon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Session.FOM_Session( Scriptable scop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M_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Set_continuat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ntext.setParameters( Scriptable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findValidParent( final FOM_WebContinuation w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M_Cocoon.jsFunction_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handleContinuation( String kontId , Scriptable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M_Cocoon.jsFunction_load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Cocoon.jsFunction_getCompon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M_Cocoon.getInterpre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Cocoon.forwardTo( String uri , Object bean , FOM_WebContinuation fom_w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M_Cocoon.jsGet_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get( String name , Scriptable 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M_Cocoon.jsGet_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HolderJavaObject.has( String name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Function_sendPage( String uri , Object obj , Object w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lContext.getLas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Contex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ntext.FOM_Context( Scriptable scope , org . apache . cocoon . environmen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lContext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M_Session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Get_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init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M_Cocoo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M_Cocoon.jsFunction_releaseComponent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